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a6099" loext:opacity="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draw:style-name="gr1" draw:text-style-name="P2" draw:layer="layout" svg:width="11.7cm" svg:height="10.796cm" svg:x="0.3cm" svg:y="2.139cm">
          <draw:text-box>
            <text:p><text:span text:style-name="T1"># ‘Hello World’ app of Flask</text:span></text:p>
            <text:p><text:span text:style-name="T1"># This code goes in server.py (or whichever your mail file is on PythonAnywhere.com)</text:span></text:p>
            <text:p><text:span text:style-name="T1"/></text:p>
            <text:p text:style-name="P1"><text:span text:style-name="T1"># From the ‘flask’ module, import the ‘Flask’ class</text:span></text:p>
            <text:p><text:span text:style-name="T2">from flask import Flask</text:span></text:p>
            <text:p text:style-name="P1"><text:span text:style-name="T1"/></text:p>
            <text:p><text:span text:style-name="T1"># Intializing the Flask app instance</text:span></text:p>
            <text:p><text:span text:style-name="T2">app = Flask(__name__)</text:span></text:p>
            <text:p><text:span text:style-name="T1"/></text:p>
            <text:p text:style-name="P1"><text:span text:style-name="T1"># The decorator app.route() tells what to do when user lands on a URL. In the line below, it is saying what to do when the default page URL loads. </text:span></text:p>
            <text:p text:style-name="P1"><text:span text:style-name="T1"># The complete URL goes like this: </text:span><text:span text:style-name="T1"><text:a xlink:href="http://ashishjain1547.pythonanywhere.com/" xlink:type="simple">http://ashishjain1547.pythonanywhere.com/</text:a></text:span></text:p>
            <text:p text:style-name="P1"><text:span text:style-name="T1"/></text:p>
            <text:p><text:span text:style-name="T2">@app.route('/')</text:span></text:p>
            <text:p><text:span text:style-name="T2">def index():</text:span></text:p>
            <text:p><text:span text:style-name="T2"><text:s text:c="4"/></text:span><text:span text:style-name="T2">return '&lt;h1&gt;Hello World!&lt;/h1&gt;'</text:span></text:p>
          </draw:text-box>
        </draw:frame>
        <draw:frame draw:style-name="gr2" draw:text-style-name="P3" draw:layer="layout" svg:width="15cm" svg:height="10.952cm" svg:x="12.8cm" svg:y="2.043cm">
          <draw:text-box>
            <text:p><text:span text:style-name="T3">In Local:</text:span></text:p>
            <text:p><text:span text:style-name="T1"/></text:p>
            <text:p><text:span text:style-name="T1">$ python server.py</text:span></text:p>
            <text:p><text:span text:style-name="T1"><text:s/></text:span><text:span text:style-name="T1">* Serving Flask app "server" (lazy loading)</text:span></text:p>
            <text:p><text:span text:style-name="T1"><text:s/></text:span><text:span text:style-name="T1">* Environment: production</text:span></text:p>
            <text:p><text:span text:style-name="T1"><text:s text:c="3"/></text:span><text:span text:style-name="T1">WARNING: This is a development server. Do not use it in a production deployment.</text:span></text:p>
            <text:p><text:span text:style-name="T1"><text:s text:c="3"/></text:span><text:span text:style-name="T1">Use a production WSGI server instead.</text:span></text:p>
            <text:p><text:span text:style-name="T1"><text:s/></text:span><text:span text:style-name="T1">* Debug mode: off</text:span></text:p>
            <text:p><text:span text:style-name="T1"><text:s/></text:span><text:span text:style-name="T1">* Running on http://127.0.0.1:5000/ (Press CTRL+C to quit)</text:span></text:p>
            <text:p><text:span text:style-name="T1">127.0.0.1 - - [16/Jun/2023 19:10:46] "GET / HTTP/1.1" 200 -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4">When running locally:</text:span></text:p>
            <text:p text:style-name="P1"><text:span text:style-name="T4"/></text:p>
            <text:p text:style-name="P1"><text:span text:style-name="T5">@app.route(‘/’) means at the path: </text:span><text:span text:style-name="T5"><text:a xlink:href="http://127.0.0.1:5000/" xlink:type="simple">http://127.0.0.1:5000/</text:a></text:span></text:p>
            <text:p text:style-name="P1"><text:span text:style-name="T5">Call the index() function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6T18:58:22.800714383</meta:creation-date>
    <meta:editing-duration>PT37M28S</meta:editing-duration>
    <meta:editing-cycles>13</meta:editing-cycles>
    <meta:generator>LibreOffice/7.3.7.2$Linux_X86_64 LibreOffice_project/30$Build-2</meta:generator>
    <dc:title>Blue Curve</dc:title>
    <dc:date>2023-10-20T11:01:58.269307087</dc:date>
    <meta:document-statistic meta:object-count="39"/>
  </office:meta>
</office:document-meta>
</file>